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DiagonalWithHoles</text:p>
          </table:table-cell>
          <table:table-cell table:number-columns-repeated="10"/>
          <table:table-cell table:style-name="ce2" office:value-type="string" calcext:value-type="string">
            <text:p>STRAP3</text:p>
          </table:table-cell>
          <table:table-cell table:style-name="ce2"/>
          <table:table-cell table:number-columns-repeated="2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1"/>
          <table:table-cell table:number-columns-repeated="2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RibRotation</text:p>
          </table:table-cell>
          <table:table-cell table:number-columns-repeated="2"/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: Angle | NoneType</text:p>
          </table:table-cell>
          <table:table-cell office:value-type="string" calcext:value-type="string">
            <text:p>y: Angle | NoneType</text:p>
          </table:table-cell>
          <table:table-cell office:value-type="string" calcext:value-type="string">
            <text:p>z: Angle | NoneType</text:p>
          </table:table-cell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table:number-columns-repeated="3"/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table:number-columns-repeated="2"/>
          <table:table-cell office:value-type="string" calcext:value-type="string">
            <text:p>1°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table:number-columns-repeated="2"/>
          <table:table-cell office:value-type="string" calcext:value-type="string">
            <text:p>1°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table:number-columns-repeated="2"/>
          <table:table-cell office:value-type="string" calcext:value-type="string">
            <text:p>2°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table:number-columns-repeated="2"/>
          <table:table-cell office:value-type="string" calcext:value-type="string">
            <text:p>3°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table:number-columns-repeated="2"/>
          <table:table-cell office:value-type="string" calcext:value-type="string">
            <text:p>4°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table:number-columns-repeated="2"/>
          <table:table-cell office:value-type="string" calcext:value-type="string">
            <text:p>5°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°</text:p>
          </table:table-cell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0:41:40.995430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5-01-09T10:42:20.184139786</dc:date>
    <meta:generator>LibreOffice/24.8.4.2$Linux_X86_64 LibreOffice_project/480$Build-2</meta:generator>
    <meta:editing-cycles>39</meta:editing-cycles>
    <meta:editing-duration>PT1H14M54S</meta:editing-duration>
    <meta:document-statistic meta:table-count="8" meta:cell-count="1103" meta:object-count="0"/>
  </office:meta>
</office:document-meta>
</file>